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表1" style:family="table">
      <style:table-properties style:width="19.988cm" table:align="margins"/>
    </style:style>
    <style:style style:name="表1.A" style:family="table-column">
      <style:table-column-properties style:column-width="2.124cm" style:rel-column-width="6963*"/>
    </style:style>
    <style:style style:name="表1.B" style:family="table-column">
      <style:table-column-properties style:column-width="2.865cm" style:rel-column-width="9394*"/>
    </style:style>
    <style:style style:name="表1.C" style:family="table-column">
      <style:table-column-properties style:column-width="8.682cm" style:rel-column-width="28465*"/>
    </style:style>
    <style:style style:name="表1.D" style:family="table-column">
      <style:table-column-properties style:column-width="2.854cm" style:rel-column-width="9358*"/>
    </style:style>
    <style:style style:name="表1.E" style:family="table-column">
      <style:table-column-properties style:column-width="3.463cm" style:rel-column-width="11355*"/>
    </style:style>
    <style:style style:name="表1.A1" style:family="table-cell">
      <style:table-cell-properties style:vertical-align="middle" fo:padding="0.03cm" fo:border-left="0.05pt solid #000000" fo:border-right="none" fo:border-top="0.05pt solid #000000" fo:border-bottom="0.05pt solid #000000"/>
    </style:style>
    <style:style style:name="表1.B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1.C1" style:family="table-cell">
      <style:table-cell-properties fo:padding="0.03cm" fo:border-left="0.05pt solid #000000" fo:border-right="none" fo:border-top="0.05pt solid #000000" fo:border-bottom="0.05pt solid #000000"/>
    </style:style>
    <style:style style:name="表1.D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1.E1" style:family="table-cell">
      <style:table-cell-properties fo:padding="0.03cm" fo:border="0.05pt solid #000000"/>
    </style:style>
    <style:style style:name="表1.B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C2" style:family="table-cell">
      <style:table-cell-properties fo:padding="0.03cm" fo:border-left="0.05pt solid #000000" fo:border-right="none" fo:border-top="none" fo:border-bottom="0.05pt solid #000000"/>
    </style:style>
    <style:style style:name="表1.D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E2" style:family="table-cell">
      <style:table-cell-properties fo:padding="0.03cm" fo:border-left="0.05pt solid #000000" fo:border-right="0.05pt solid #000000" fo:border-top="none" fo:border-bottom="0.05pt solid #000000"/>
    </style:style>
    <style:style style:name="表1.B3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C3" style:family="table-cell">
      <style:table-cell-properties fo:padding="0.03cm" fo:border-left="0.05pt solid #000000" fo:border-right="0.05pt solid #000000" fo:border-top="none" fo:border-bottom="0.05pt solid #000000"/>
    </style:style>
    <style:style style:name="表3" style:family="table">
      <style:table-properties style:width="19.988cm" table:align="margins"/>
    </style:style>
    <style:style style:name="表3.A" style:family="table-column">
      <style:table-column-properties style:column-width="2.03cm" style:rel-column-width="6656*"/>
    </style:style>
    <style:style style:name="表3.B" style:family="table-column">
      <style:table-column-properties style:column-width="15.722cm" style:rel-column-width="51544*"/>
    </style:style>
    <style:style style:name="表3.C" style:family="table-column">
      <style:table-column-properties style:column-width="2.237cm" style:rel-column-width="7335*"/>
    </style:style>
    <style:style style:name="表3.A1" style:family="table-cell">
      <style:table-cell-properties fo:background-color="#f6f9d4" fo:padding="0.03cm" fo:border="0.05pt solid #000000">
        <style:background-image/>
      </style:table-cell-properties>
    </style:style>
    <style:style style:name="表3.A2" style:family="table-cell">
      <style:table-cell-properties fo:padding="0.03cm" fo:border-left="0.05pt solid #000000" fo:border-right="none" fo:border-top="none" fo:border-bottom="0.05pt solid #000000"/>
    </style:style>
    <style:style style:name="表3.C2" style:family="table-cell">
      <style:table-cell-properties fo:padding="0.03cm" fo:border-left="0.05pt solid #000000" fo:border-right="0.05pt solid #000000" fo:border-top="none" fo:border-bottom="0.05pt solid #000000"/>
    </style:style>
    <style:style style:name="表3.A3" style:family="table-cell">
      <style:table-cell-properties fo:padding="0.03cm" fo:border-left="0.05pt solid #000000" fo:border-right="none" fo:border-top="none" fo:border-bottom="0.05pt solid #000000"/>
    </style:style>
    <style:style style:name="表3.C3" style:family="table-cell">
      <style:table-cell-properties fo:padding="0.03cm" fo:border-left="0.05pt solid #000000" fo:border-right="0.05pt solid #000000" fo:border-top="none" fo:border-bottom="0.05pt solid #000000"/>
    </style:style>
    <style:style style:name="表3.4" style:family="table-row">
      <style:table-row-properties style:min-row-height="0.224cm"/>
    </style:style>
    <style:style style:name="表3.A4" style:family="table-cell">
      <style:table-cell-properties fo:padding="0.03cm" fo:border-left="0.05pt solid #000000" fo:border-right="none" fo:border-top="none" fo:border-bottom="0.05pt solid #000000"/>
    </style:style>
    <style:style style:name="表3.C4" style:family="table-cell">
      <style:table-cell-properties fo:padding="0.03cm" fo:border-left="0.05pt solid #000000" fo:border-right="0.05pt solid #000000" fo:border-top="none" fo:border-bottom="0.05pt solid #000000"/>
    </style:style>
    <style:style style:name="表3.5" style:family="table-row">
      <style:table-row-properties style:min-row-height="1cm"/>
    </style:style>
    <style:style style:name="表3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3.B5" style:family="table-cell">
      <style:table-cell-properties fo:padding="0.03cm" fo:border-left="0.05pt solid #000000" fo:border-right="0.05pt solid #000000" fo:border-top="none" fo:border-bottom="0.05pt solid #000000"/>
    </style:style>
    <style:style style:name="表2" style:family="table">
      <style:table-properties style:width="19.9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2.A" style:family="table-column">
      <style:table-column-properties style:column-width="3.332cm" style:rel-column-width="10922*"/>
    </style:style>
    <style:style style:name="表2.F" style:family="table-column">
      <style:table-column-properties style:column-width="3.332cm" style:rel-column-width="10925*"/>
    </style:style>
    <style:style style:name="表2.1" style:family="table-row">
      <style:table-row-properties style:min-row-height="0.7cm" fo:background-color="transparent" fo:keep-together="auto">
        <style:background-image/>
      </style:table-row-properties>
    </style:style>
    <style:style style:name="表2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3cm" fo:border-left="0.05pt solid #000000" fo:border-right="none" fo:border-top="0.05pt solid #000000" fo:border-bottom="0.05pt solid #000000"/>
    </style:style>
    <style:style style:name="表2.D1" style:family="table-cell">
      <style:table-cell-properties fo:padding="0.03cm" fo:border-left="0.05pt solid #000000" fo:border-right="none" fo:border-top="0.05pt solid #000000" fo:border-bottom="0.05pt solid #000000"/>
    </style:style>
    <style:style style:name="表2.E1" style:family="table-cell">
      <style:table-cell-properties style:vertical-align="" fo:background-color="#dde8cb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2.F1" style:family="table-cell">
      <style:table-cell-properties fo:padding="0.03cm" fo:border="0.05pt solid #000000"/>
    </style:style>
    <style:style style:name="表2.A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3cm" fo:border-left="0.05pt solid #000000" fo:border-right="none" fo:border-top="none" fo:border-bottom="0.05pt solid #000000"/>
    </style:style>
    <style:style style:name="表2.C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2.D2" style:family="table-cell">
      <style:table-cell-properties fo:padding="0.03cm" fo:border-left="0.05pt solid #000000" fo:border-right="none" fo:border-top="none" fo:border-bottom="0.05pt solid #000000"/>
    </style:style>
    <style:style style:name="表2.E2" style:family="table-cell">
      <style:table-cell-properties style:vertical-align="" fo:background-color="#dde8cb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表2.F2" style:family="table-cell">
      <style:table-cell-properties fo:padding="0.03cm" fo:border-left="0.05pt solid #000000" fo:border-right="0.05pt solid #000000" fo:border-top="none" fo:border-bottom="0.05pt solid #000000"/>
    </style:style>
    <style:style style:name="表5" style:family="table">
      <style:table-properties style:width="19.9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5.A" style:family="table-column">
      <style:table-column-properties style:column-width="3.332cm" style:rel-column-width="10922*"/>
    </style:style>
    <style:style style:name="表5.F" style:family="table-column">
      <style:table-column-properties style:column-width="3.332cm" style:rel-column-width="10925*"/>
    </style:style>
    <style:style style:name="表5.1" style:family="table-row">
      <style:table-row-properties style:min-row-height="0.7cm" fo:background-color="transparent" fo:keep-together="auto">
        <style:background-image/>
      </style:table-row-properties>
    </style:style>
    <style:style style:name="表5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3cm" fo:border-left="0.05pt solid #000000" fo:border-right="none" fo:border-top="0.05pt solid #000000" fo:border-bottom="0.05pt solid #000000"/>
    </style:style>
    <style:style style:name="表5.D1" style:family="table-cell">
      <style:table-cell-properties fo:padding="0.03cm" fo:border-left="0.05pt solid #000000" fo:border-right="none" fo:border-top="0.05pt solid #000000" fo:border-bottom="0.05pt solid #000000"/>
    </style:style>
    <style:style style:name="表5.E1" style:family="table-cell">
      <style:table-cell-properties style:vertical-align="" fo:background-color="#dde8cb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5.F1" style:family="table-cell">
      <style:table-cell-properties fo:padding="0.03cm" fo:border="0.05pt solid #000000"/>
    </style:style>
    <style:style style:name="表5.A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3cm" fo:border-left="0.05pt solid #000000" fo:border-right="none" fo:border-top="none" fo:border-bottom="0.05pt solid #000000"/>
    </style:style>
    <style:style style:name="表5.C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D2" style:family="table-cell">
      <style:table-cell-properties fo:padding="0.03cm" fo:border-left="0.05pt solid #000000" fo:border-right="none" fo:border-top="none" fo:border-bottom="0.05pt solid #000000"/>
    </style:style>
    <style:style style:name="表5.E2" style:family="table-cell">
      <style:table-cell-properties style:vertical-align="" fo:background-color="#dde8cb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表5.F2" style:family="table-cell">
      <style:table-cell-properties fo:padding="0.03cm" fo:border-left="0.05pt solid #000000" fo:border-right="0.05pt solid #000000" fo:border-top="none" fo:border-bottom="0.05pt solid #000000"/>
    </style:style>
    <style:style style:name="表8" style:family="table">
      <style:table-properties style:width="19.988cm" table:align="margins"/>
    </style:style>
    <style:style style:name="表8.A" style:family="table-column">
      <style:table-column-properties style:column-width="2.041cm" style:rel-column-width="6691*"/>
    </style:style>
    <style:style style:name="表8.B" style:family="table-column">
      <style:table-column-properties style:column-width="8.973cm" style:rel-column-width="29421*"/>
    </style:style>
    <style:style style:name="表8.C" style:family="table-column">
      <style:table-column-properties style:column-width="2.138cm" style:rel-column-width="7010*"/>
    </style:style>
    <style:style style:name="表8.D" style:family="table-column">
      <style:table-column-properties style:column-width="6.837cm" style:rel-column-width="22413*"/>
    </style:style>
    <style:style style:name="表8.A1" style:family="table-cell">
      <style:table-cell-properties fo:background-color="#f6f9d4" fo:padding="0.03cm" fo:border="0.05pt solid #000000">
        <style:background-image/>
      </style:table-cell-properties>
    </style:style>
    <style:style style:name="表8.A2" style:family="table-cell">
      <style:table-cell-properties fo:padding="0.03cm" fo:border-left="0.05pt solid #000000" fo:border-right="none" fo:border-top="none" fo:border-bottom="0.05pt solid #000000"/>
    </style:style>
    <style:style style:name="表8.C2" style:family="table-cell">
      <style:table-cell-properties fo:padding="0.03cm" fo:border-left="0.05pt solid #000000" fo:border-right="none" fo:border-top="none" fo:border-bottom="0.05pt solid #000000"/>
    </style:style>
    <style:style style:name="表8.D2" style:family="table-cell">
      <style:table-cell-properties fo:padding="0.03cm" fo:border-left="0.05pt solid #000000" fo:border-right="0.05pt solid #000000" fo:border-top="none" fo:border-bottom="0.05pt solid #000000"/>
    </style:style>
    <style:style style:name="表8.A3" style:family="table-cell">
      <style:table-cell-properties fo:padding="0.03cm" fo:border-left="0.05pt solid #000000" fo:border-right="none" fo:border-top="none" fo:border-bottom="0.05pt solid #000000"/>
    </style:style>
    <style:style style:name="表8.C3" style:family="table-cell">
      <style:table-cell-properties fo:padding="0.03cm" fo:border-left="0.05pt solid #000000" fo:border-right="none" fo:border-top="none" fo:border-bottom="0.05pt solid #000000"/>
    </style:style>
    <style:style style:name="表8.D3" style:family="table-cell">
      <style:table-cell-properties fo:padding="0.03cm" fo:border-left="0.05pt solid #000000" fo:border-right="0.05pt solid #000000" fo:border-top="none" fo:border-bottom="0.05pt solid #000000"/>
    </style:style>
    <style:style style:name="表8.4" style:family="table-row">
      <style:table-row-properties style:min-row-height="0.224cm"/>
    </style:style>
    <style:style style:name="表8.A4" style:family="table-cell">
      <style:table-cell-properties fo:padding="0.03cm" fo:border-left="0.05pt solid #000000" fo:border-right="none" fo:border-top="none" fo:border-bottom="0.05pt solid #000000"/>
    </style:style>
    <style:style style:name="表8.C4" style:family="table-cell">
      <style:table-cell-properties fo:padding="0.03cm" fo:border-left="0.05pt solid #000000" fo:border-right="none" fo:border-top="none" fo:border-bottom="0.05pt solid #000000"/>
    </style:style>
    <style:style style:name="表8.D4" style:family="table-cell">
      <style:table-cell-properties fo:padding="0.03cm" fo:border-left="0.05pt solid #000000" fo:border-right="0.05pt solid #000000" fo:border-top="none" fo:border-bottom="0.05pt solid #000000"/>
    </style:style>
    <style:style style:name="表8.5" style:family="table-row">
      <style:table-row-properties style:min-row-height="1cm"/>
    </style:style>
    <style:style style:name="表8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8.B5" style:family="table-cell">
      <style:table-cell-properties fo:padding="0.03cm" fo:border-left="0.05pt solid #000000" fo:border-right="0.05pt solid #000000" fo:border-top="none" fo:border-bottom="0.05pt solid #000000"/>
    </style:style>
    <style:style style:name="表9" style:family="table">
      <style:table-properties style:width="19.9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9.A" style:family="table-column">
      <style:table-column-properties style:column-width="3.332cm" style:rel-column-width="10922*"/>
    </style:style>
    <style:style style:name="表9.F" style:family="table-column">
      <style:table-column-properties style:column-width="3.332cm" style:rel-column-width="10925*"/>
    </style:style>
    <style:style style:name="表9.1" style:family="table-row">
      <style:table-row-properties style:min-row-height="0.7cm" fo:background-color="transparent" fo:keep-together="auto">
        <style:background-image/>
      </style:table-row-properties>
    </style:style>
    <style:style style:name="表9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padding="0.03cm" fo:border-left="0.05pt solid #000000" fo:border-right="none" fo:border-top="0.05pt solid #000000" fo:border-bottom="0.05pt solid #000000"/>
    </style:style>
    <style:style style:name="表9.D1" style:family="table-cell">
      <style:table-cell-properties fo:padding="0.03cm" fo:border-left="0.05pt solid #000000" fo:border-right="none" fo:border-top="0.05pt solid #000000" fo:border-bottom="0.05pt solid #000000"/>
    </style:style>
    <style:style style:name="表9.E1" style:family="table-cell">
      <style:table-cell-properties style:vertical-align="" fo:background-color="#dde8cb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9.F1" style:family="table-cell">
      <style:table-cell-properties fo:padding="0.03cm" fo:border="0.05pt solid #000000"/>
    </style:style>
    <style:style style:name="表7" style:family="table">
      <style:table-properties style:width="19.988cm" table:align="margins"/>
    </style:style>
    <style:style style:name="表7.A" style:family="table-column">
      <style:table-column-properties style:column-width="1.944cm" style:rel-column-width="1080*"/>
    </style:style>
    <style:style style:name="表7.B" style:family="table-column">
      <style:table-column-properties style:column-width="15.808cm" style:rel-column-width="8783*"/>
    </style:style>
    <style:style style:name="表7.C" style:family="table-column">
      <style:table-column-properties style:column-width="2.237cm" style:rel-column-width="1243*"/>
    </style:style>
    <style:style style:name="表7.A1" style:family="table-cell">
      <style:table-cell-properties fo:background-color="#f6f9d4" fo:padding="0.03cm" fo:border="0.05pt solid #000000">
        <style:background-image/>
      </style:table-cell-properties>
    </style:style>
    <style:style style:name="表7.A2" style:family="table-cell">
      <style:table-cell-properties fo:padding="0.03cm" fo:border-left="0.05pt solid #000000" fo:border-right="none" fo:border-top="none" fo:border-bottom="0.05pt solid #000000"/>
    </style:style>
    <style:style style:name="表7.C2" style:family="table-cell">
      <style:table-cell-properties fo:padding="0.03cm" fo:border-left="0.05pt solid #000000" fo:border-right="0.05pt solid #000000" fo:border-top="none" fo:border-bottom="0.05pt solid #000000"/>
    </style:style>
    <style:style style:name="表7.A3" style:family="table-cell">
      <style:table-cell-properties fo:padding="0.03cm" fo:border-left="0.05pt solid #000000" fo:border-right="none" fo:border-top="none" fo:border-bottom="0.05pt solid #000000"/>
    </style:style>
    <style:style style:name="表7.C3" style:family="table-cell">
      <style:table-cell-properties fo:padding="0.03cm" fo:border-left="0.05pt solid #000000" fo:border-right="0.05pt solid #000000" fo:border-top="none" fo:border-bottom="0.05pt solid #000000"/>
    </style:style>
    <style:style style:name="表7.4" style:family="table-row">
      <style:table-row-properties style:min-row-height="0.224cm"/>
    </style:style>
    <style:style style:name="表7.A4" style:family="table-cell">
      <style:table-cell-properties fo:padding="0.03cm" fo:border-left="0.05pt solid #000000" fo:border-right="none" fo:border-top="none" fo:border-bottom="0.05pt solid #000000"/>
    </style:style>
    <style:style style:name="表7.C4" style:family="table-cell">
      <style:table-cell-properties fo:padding="0.03cm" fo:border-left="0.05pt solid #000000" fo:border-right="0.05pt solid #000000" fo:border-top="none" fo:border-bottom="0.05pt solid #000000"/>
    </style:style>
    <style:style style:name="表7.5" style:family="table-row">
      <style:table-row-properties style:min-row-height="1cm"/>
    </style:style>
    <style:style style:name="表7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7.B5" style:family="table-cell">
      <style:table-cell-properties fo:padding="0.03cm" fo:border-left="0.05pt solid #000000" fo:border-right="0.05pt solid #000000" fo:border-top="none" fo:border-bottom="0.05pt solid #000000"/>
    </style:style>
    <style:style style:name="表11" style:family="table">
      <style:table-properties style:width="20.511cm" fo:margin-left="0cm" table:align="left"/>
    </style:style>
    <style:style style:name="表11.A" style:family="table-column">
      <style:table-column-properties style:column-width="14.393cm"/>
    </style:style>
    <style:style style:name="表11.B" style:family="table-column">
      <style:table-column-properties style:column-width="6.117cm"/>
    </style:style>
    <style:style style:name="表11.A1" style:family="table-cell">
      <style:table-cell-properties fo:padding="0.097cm" fo:border="none"/>
    </style:style>
    <style:style style:name="表12" style:family="table">
      <style:table-properties style:width="14.199cm" table:align="margins"/>
    </style:style>
    <style:style style:name="表12.A" style:family="table-column">
      <style:table-column-properties style:column-width="1.774cm" style:rel-column-width="8191*"/>
    </style:style>
    <style:style style:name="表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2.H1" style:family="table-cell">
      <style:table-cell-properties fo:background-color="#dddddd" fo:padding="0.097cm" fo:border="0.05pt solid #000000">
        <style:background-image/>
      </style:table-cell-properties>
    </style:style>
    <style:style style:name="表12.2" style:family="table-row">
      <style:table-row-properties style:min-row-height="1.138cm"/>
    </style:style>
    <style:style style:name="表12.A2" style:family="table-cell">
      <style:table-cell-properties fo:padding="0.097cm" fo:border-left="0.05pt solid #000000" fo:border-right="none" fo:border-top="none" fo:border-bottom="0.05pt solid #000000"/>
    </style:style>
    <style:style style:name="表12.B2" style:family="table-cell">
      <style:table-cell-properties fo:padding="0.097cm" fo:border-left="0.05pt solid #000000" fo:border-right="none" fo:border-top="none" fo:border-bottom="0.05pt solid #000000"/>
    </style:style>
    <style:style style:name="表12.C2" style:family="table-cell">
      <style:table-cell-properties fo:padding="0.097cm" fo:border-left="0.05pt solid #000000" fo:border-right="none" fo:border-top="none" fo:border-bottom="0.05pt solid #000000"/>
    </style:style>
    <style:style style:name="表12.D2" style:family="table-cell">
      <style:table-cell-properties fo:padding="0.097cm" fo:border-left="0.05pt solid #000000" fo:border-right="none" fo:border-top="none" fo:border-bottom="0.05pt solid #000000"/>
    </style:style>
    <style:style style:name="表12.E2" style:family="table-cell">
      <style:table-cell-properties fo:padding="0.097cm" fo:border-left="0.05pt solid #000000" fo:border-right="none" fo:border-top="none" fo:border-bottom="0.05pt solid #000000"/>
    </style:style>
    <style:style style:name="表12.F2" style:family="table-cell">
      <style:table-cell-properties fo:padding="0.097cm" fo:border-left="0.05pt solid #000000" fo:border-right="none" fo:border-top="none" fo:border-bottom="0.05pt solid #000000"/>
    </style:style>
    <style:style style:name="表12.G2" style:family="table-cell">
      <style:table-cell-properties fo:padding="0.097cm" fo:border-left="0.05pt solid #000000" fo:border-right="none" fo:border-top="none" fo:border-bottom="0.05pt solid #000000"/>
    </style:style>
    <style:style style:name="表12.H2" style:family="table-cell">
      <style:table-cell-properties fo:padding="0.097cm" fo:border-left="0.05pt solid #000000" fo:border-right="0.05pt solid #000000" fo:border-top="none" fo:border-bottom="0.05pt solid #000000"/>
    </style:style>
    <style:style style:name="表13" style:family="table">
      <style:table-properties style:width="5.856cm" table:align="right"/>
    </style:style>
    <style:style style:name="表13.A" style:family="table-column">
      <style:table-column-properties style:column-width="5.856cm"/>
    </style:style>
    <style:style style:name="表13.A1" style:family="table-cell">
      <style:table-cell-properties fo:background-color="#000000" fo:padding="0.03cm" fo:border="0.05pt solid #000000">
        <style:background-image/>
      </style:table-cell-properties>
    </style:style>
    <style:style style:name="表13.A2" style:family="table-cell">
      <style:table-cell-properties fo:padding="0.03cm" fo:border-left="0.05pt solid #000000" fo:border-right="0.05pt solid #000000" fo:border-top="none" fo:border-bottom="0.05pt solid #000000"/>
    </style:style>
    <style:style style:name="表13.A3" style:family="table-cell">
      <style:table-cell-properties fo:padding="0.03cm" fo:border-left="0.05pt solid #000000" fo:border-right="0.05pt solid #000000" fo:border-top="none" fo:border-bottom="0.05pt solid #000000"/>
    </style:style>
    <style:style style:name="表13.A4" style:family="table-cell">
      <style:table-cell-properties fo:padding="0.03cm" fo:border-left="0.05pt solid #000000" fo:border-right="0.05pt solid #000000" fo:border-top="none" fo:border-bottom="0.05pt solid #000000"/>
    </style:style>
    <style:style style:name="表6" style:family="table">
      <style:table-properties style:width="19.988cm" table:align="margins"/>
    </style:style>
    <style:style style:name="表6.A" style:family="table-column">
      <style:table-column-properties style:column-width="1.944cm" style:rel-column-width="1080*"/>
    </style:style>
    <style:style style:name="表6.B" style:family="table-column">
      <style:table-column-properties style:column-width="15.808cm" style:rel-column-width="8783*"/>
    </style:style>
    <style:style style:name="表6.C" style:family="table-column">
      <style:table-column-properties style:column-width="2.237cm" style:rel-column-width="1243*"/>
    </style:style>
    <style:style style:name="表6.A1" style:family="table-cell">
      <style:table-cell-properties fo:background-color="#f6f9d4" fo:padding="0.03cm" fo:border="0.05pt solid #000000">
        <style:background-image/>
      </style:table-cell-properties>
    </style:style>
    <style:style style:name="表6.A2" style:family="table-cell">
      <style:table-cell-properties fo:padding="0.03cm" fo:border-left="0.05pt solid #000000" fo:border-right="none" fo:border-top="none" fo:border-bottom="0.05pt solid #000000"/>
    </style:style>
    <style:style style:name="表6.C2" style:family="table-cell">
      <style:table-cell-properties fo:padding="0.03cm" fo:border-left="0.05pt solid #000000" fo:border-right="0.05pt solid #000000" fo:border-top="none" fo:border-bottom="0.05pt solid #000000"/>
    </style:style>
    <style:style style:name="表6.A3" style:family="table-cell">
      <style:table-cell-properties fo:padding="0.03cm" fo:border-left="0.05pt solid #000000" fo:border-right="none" fo:border-top="none" fo:border-bottom="0.05pt solid #000000"/>
    </style:style>
    <style:style style:name="表6.C3" style:family="table-cell">
      <style:table-cell-properties fo:padding="0.03cm" fo:border-left="0.05pt solid #000000" fo:border-right="0.05pt solid #000000" fo:border-top="none" fo:border-bottom="0.05pt solid #000000"/>
    </style:style>
    <style:style style:name="表6.4" style:family="table-row">
      <style:table-row-properties style:min-row-height="0.224cm"/>
    </style:style>
    <style:style style:name="表6.A4" style:family="table-cell">
      <style:table-cell-properties fo:padding="0.03cm" fo:border-left="0.05pt solid #000000" fo:border-right="none" fo:border-top="none" fo:border-bottom="0.05pt solid #000000"/>
    </style:style>
    <style:style style:name="表6.C4" style:family="table-cell">
      <style:table-cell-properties fo:padding="0.03cm" fo:border-left="0.05pt solid #000000" fo:border-right="0.05pt solid #000000" fo:border-top="none" fo:border-bottom="0.05pt solid #000000"/>
    </style:style>
    <style:style style:name="表6.5" style:family="table-row">
      <style:table-row-properties style:min-row-height="1cm"/>
    </style:style>
    <style:style style:name="表6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6.B5" style:family="table-cell">
      <style:table-cell-properties fo:padding="0.03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39f67b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3885cf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3c7bf6"/>
    </style:style>
    <style:style style:name="P5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4c3389"/>
    </style:style>
    <style:style style:name="P6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paragraph-rsid="0039f67b" style:font-size-asian="7pt" style:font-size-complex="7pt"/>
    </style:style>
    <style:style style:name="P7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paragraph-rsid="003885cf" style:font-size-asian="7pt" style:font-size-complex="7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</style:style>
    <style:style style:name="P9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</style:style>
    <style:style style:name="P10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officeooo:paragraph-rsid="004eb079"/>
    </style:style>
    <style:style style:name="P11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officeooo:paragraph-rsid="0051981b"/>
    </style:style>
    <style:style style:name="P12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fo:font-weight="bold" officeooo:rsid="004b67c4" officeooo:paragraph-rsid="004eb079" fo:background-color="transparent" style:font-size-asian="7pt" style:language-asian="ja" style:country-asian="JP" style:font-weight-asian="bold" style:font-size-complex="7pt" style:font-weight-complex="bold"/>
    </style:style>
    <style:style style:name="P13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fo:font-weight="bold" officeooo:rsid="004b67c4" officeooo:paragraph-rsid="004b67c4" fo:background-color="transparent" style:font-size-asian="7pt" style:language-asian="ja" style:country-asian="JP" style:font-weight-asian="bold" style:font-size-complex="7pt" style:font-weight-complex="bold"/>
    </style:style>
    <style:style style:name="P14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officeooo:paragraph-rsid="004eb079" fo:background-color="transparent" style:font-size-asian="7pt" style:font-size-complex="7pt"/>
    </style:style>
    <style:style style:name="P15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officeooo:paragraph-rsid="004b67c4" fo:background-color="transparent" style:font-size-asian="7pt" style:font-size-complex="7pt"/>
    </style:style>
    <style:style style:name="P16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officeooo:rsid="004c81aa" officeooo:paragraph-rsid="004eb079" fo:background-color="transparent" style:font-size-asian="7pt" style:language-asian="ja" style:country-asian="JP" style:font-size-complex="7pt"/>
    </style:style>
    <style:style style:name="P17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d365b" officeooo:paragraph-rsid="003d365b" style:font-size-asian="7pt" style:language-asian="ja" style:country-asian="JP" style:font-size-complex="7pt"/>
    </style:style>
    <style:style style:name="P18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fo:font-size="7pt" officeooo:paragraph-rsid="004eb079" style:font-size-asian="7pt" style:font-size-complex="7pt"/>
    </style:style>
    <style:style style:name="P20" style:family="paragraph" style:parent-style-name="Table_20_Contents">
      <style:paragraph-properties fo:text-align="start" style:justify-single-word="false"/>
      <style:text-properties fo:font-size="7pt" officeooo:paragraph-rsid="004b67c4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fo:font-size="7pt" officeooo:rsid="004a19d0" officeooo:paragraph-rsid="004eb079" style:font-size-asian="7pt" style:language-asian="ja" style:country-asian="JP" style:font-size-complex="7pt"/>
    </style:style>
    <style:style style:name="P22" style:family="paragraph" style:parent-style-name="Table_20_Contents">
      <style:paragraph-properties fo:text-align="start" style:justify-single-word="false"/>
      <style:text-properties fo:font-size="7pt" officeooo:rsid="004a19d0" officeooo:paragraph-rsid="004b67c4" style:font-size-asian="7pt" style:language-asian="ja" style:country-asian="JP" style:font-size-complex="7pt"/>
    </style:style>
    <style:style style:name="P23" style:family="paragraph" style:parent-style-name="Standard">
      <style:text-properties style:font-name="Arial" fo:font-size="9pt" style:font-size-asian="9pt" style:font-size-complex="9pt"/>
    </style:style>
    <style:style style:name="P24" style:family="paragraph" style:parent-style-name="Standard">
      <style:text-properties style:font-name="Arial" fo:font-size="9pt" fo:font-weight="bold" officeooo:rsid="003458d4" officeooo:paragraph-rsid="007ed302" fo:background-color="transparent" style:font-size-asian="9pt" style:language-asian="ja" style:country-asian="JP" style:font-weight-asian="bold" style:font-size-complex="9pt" style:font-weight-complex="bold"/>
    </style:style>
    <style:style style:name="P25" style:family="paragraph" style:parent-style-name="Standard">
      <style:text-properties style:font-name="Arial" fo:font-size="9pt" fo:font-weight="bold" officeooo:rsid="003458d4" officeooo:paragraph-rsid="006aecb8" fo:background-color="transparent" style:font-size-asian="9pt" style:language-asian="ja" style:country-asian="JP" style:font-weight-asian="bold" style:font-size-complex="9pt" style:font-weight-complex="bold"/>
    </style:style>
    <style:style style:name="P26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d365b" officeooo:paragraph-rsid="006aecb8" style:font-size-asian="7pt" style:language-asian="ja" style:country-asian="JP" style:font-size-complex="7pt"/>
    </style:style>
    <style:style style:name="P27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paragraph-rsid="006aecb8" style:font-size-asian="7pt" style:font-size-complex="7pt"/>
    </style:style>
    <style:style style:name="P28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paragraph-rsid="004a19d0" fo:background-color="transparent" style:font-size-asian="9pt" style:font-weight-asian="bold" style:font-size-complex="9pt" style:font-weight-complex="bold"/>
    </style:style>
    <style:style style:name="P29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rsid="004b67c4" officeooo:paragraph-rsid="004c3389" fo:background-color="transparent" style:font-size-asian="9pt" style:language-asian="ja" style:country-asian="JP" style:font-weight-asian="bold" style:font-size-complex="9pt" style:font-weight-complex="bold"/>
    </style:style>
    <style:style style:name="P30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rsid="004b67c4" officeooo:paragraph-rsid="007ed302" fo:background-color="transparent" style:font-size-asian="9pt" style:language-asian="ja" style:country-asian="JP" style:font-weight-asian="bold" style:font-size-complex="9pt" style:font-weight-complex="bold"/>
    </style:style>
    <style:style style:name="P31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rsid="004b67c4" officeooo:paragraph-rsid="004b67c4" fo:background-color="transparent" style:font-size-asian="9pt" style:language-asian="ja" style:country-asian="JP" style:font-weight-asian="bold" style:font-size-complex="9pt" style:font-weight-complex="bold"/>
    </style:style>
    <style:style style:name="P32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background-color="transparent" style:font-size-asian="9pt" style:font-size-complex="9pt"/>
    </style:style>
    <style:style style:name="P33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4a19d0" fo:background-color="transparent" style:font-size-asian="9pt" style:font-size-complex="9pt"/>
    </style:style>
    <style:style style:name="P34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35032d" fo:background-color="transparent" style:font-size-asian="9pt" style:font-size-complex="9pt"/>
    </style:style>
    <style:style style:name="P35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4c3389" fo:background-color="transparent" style:font-size-asian="9pt" style:font-size-complex="9pt"/>
    </style:style>
    <style:style style:name="P36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7ed302" fo:background-color="transparent" style:font-size-asian="9pt" style:font-size-complex="9pt"/>
    </style:style>
    <style:style style:name="P37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4b67c4" fo:background-color="transparent" style:font-size-asian="9pt" style:font-size-complex="9pt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2dcd4" officeooo:paragraph-rsid="0032dcd4" fo:background-color="transparent" style:font-size-asian="9pt" style:language-asian="ja" style:country-asian="JP" style:font-size-complex="9pt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458d4" officeooo:paragraph-rsid="003458d4" fo:background-color="transparent" style:font-size-asian="9pt" style:language-asian="ja" style:country-asian="JP" style:font-size-complex="9pt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458d4" officeooo:paragraph-rsid="00663aa5" fo:background-color="transparent" style:font-size-asian="9pt" style:language-asian="ja" style:country-asian="JP" style:font-size-complex="9pt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458d4" officeooo:paragraph-rsid="003d365b" fo:background-color="transparent" style:font-size-asian="9pt" style:language-asian="ja" style:country-asian="JP" style:font-size-complex="9pt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5032d" officeooo:paragraph-rsid="0035032d" fo:background-color="transparent" style:font-size-asian="9pt" style:language-asian="ja" style:country-asian="JP" style:font-size-complex="9pt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5032d" officeooo:paragraph-rsid="00663aa5" fo:background-color="transparent" style:font-size-asian="9pt" style:language-asian="ja" style:country-asian="JP" style:font-size-complex="9pt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5032d" officeooo:paragraph-rsid="003d365b" fo:background-color="transparent" style:font-size-asian="9pt" style:language-asian="ja" style:country-asian="JP" style:font-size-complex="9pt"/>
    </style:style>
    <style:style style:name="P45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rsid="0035032d" officeooo:paragraph-rsid="0035032d" fo:background-color="transparent" style:font-size-asian="9pt" style:language-asian="ja" style:country-asian="JP" style:font-size-complex="9pt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d365b" officeooo:paragraph-rsid="00663aa5" fo:background-color="transparent" style:font-size-asian="9pt" style:language-asian="ja" style:country-asian="JP" style:font-size-complex="9pt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d365b" officeooo:paragraph-rsid="003d365b" fo:background-color="transparent" style:font-size-asian="9pt" style:language-asian="ja" style:country-asian="JP" style:font-size-complex="9pt"/>
    </style:style>
    <style:style style:name="P48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rsid="004c81aa" officeooo:paragraph-rsid="0051981b" fo:background-color="transparent" style:font-size-asian="9pt" style:language-asian="ja" style:country-asian="JP" style:font-size-complex="9pt"/>
    </style:style>
    <style:style style:name="P49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rsid="003d365b" officeooo:paragraph-rsid="006aecb8" style:font-size-asian="9pt" style:language-asian="ja" style:country-asian="JP" style:font-size-complex="9pt"/>
    </style:style>
    <style:style style:name="P50" style:family="paragraph" style:parent-style-name="Table_20_Contents">
      <style:text-properties fo:font-size="7pt" style:font-size-asian="7pt" style:font-size-complex="7pt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2pt" fo:font-weight="bold" officeooo:rsid="0058cab3" officeooo:paragraph-rsid="0058cab3" style:font-size-asian="12pt" style:language-asian="ja" style:country-asian="JP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9pt" officeooo:rsid="00570612" officeooo:paragraph-rsid="00570612" style:font-size-asian="9pt" style:language-asian="ja" style:country-asian="JP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9pt" officeooo:rsid="006574a0" officeooo:paragraph-rsid="006574a0" style:font-size-asian="9pt" style:language-asian="ja" style:country-asian="JP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4a19d0" style:font-size-asian="9pt" style:language-asian="ja" style:country-asian="JP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4c3389" style:font-size-asian="9pt" style:language-asian="ja" style:country-asian="JP" style:font-size-complex="9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7ed302" style:font-size-asian="9pt" style:language-asian="ja" style:country-asian="JP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4b67c4" style:font-size-asian="9pt" style:language-asian="ja" style:country-asian="JP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9pt" officeooo:rsid="0072e1d2" officeooo:paragraph-rsid="0072e1d2" style:font-size-asian="9pt" style:language-asian="ja" style:country-asian="JP" style:font-size-complex="9pt"/>
    </style:style>
    <style:style style:name="P61" style:family="paragraph" style:parent-style-name="Table_20_Contents">
      <style:text-properties style:font-name="Arial" fo:font-size="9pt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9pt" officeooo:paragraph-rsid="004c3389" style:font-size-asian="9pt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9pt" officeooo:paragraph-rsid="007ed302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9pt" officeooo:paragraph-rsid="004b67c4" style:font-size-asian="9pt" style:font-size-complex="9pt"/>
    </style:style>
    <style:style style:name="P66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7ed302"/>
    </style:style>
    <style:style style:name="P67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68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4c3389" style:font-size-asian="9pt" style:font-size-complex="9pt"/>
    </style:style>
    <style:style style:name="P69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7ed302" style:font-size-asian="9pt" style:font-size-complex="9pt"/>
    </style:style>
    <style:style style:name="P70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3c7bf6" style:font-size-asian="9pt" style:font-size-complex="9pt"/>
    </style:style>
    <style:style style:name="P71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paragraph-rsid="0072e1d2" style:font-size-asian="9pt" style:font-size-complex="9pt"/>
    </style:style>
    <style:style style:name="P72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2dcd4" officeooo:paragraph-rsid="0032dcd4" style:font-size-asian="9pt" style:language-asian="ja" style:country-asian="JP" style:font-size-complex="9pt"/>
    </style:style>
    <style:style style:name="P7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background-color="transparent" style:font-size-asian="9pt" style:font-size-complex="9pt"/>
    </style:style>
    <style:style style:name="P7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458d4" fo:background-color="transparent" style:font-size-asian="9pt" style:language-asian="ja" style:country-asian="JP" style:font-weight-asian="bold" style:font-size-complex="9pt" style:font-weight-complex="bold"/>
    </style:style>
    <style:style style:name="P75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5032d" fo:background-color="transparent" style:font-size-asian="9pt" style:language-asian="ja" style:country-asian="JP" style:font-weight-asian="bold" style:font-size-complex="9pt" style:font-weight-complex="bold"/>
    </style:style>
    <style:style style:name="P76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4c3389" fo:background-color="transparent" style:font-size-asian="9pt" style:language-asian="ja" style:country-asian="JP" style:font-weight-asian="bold" style:font-size-complex="9pt" style:font-weight-complex="bold"/>
    </style:style>
    <style:style style:name="P77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7b51d" fo:background-color="transparent" style:font-size-asian="9pt" style:language-asian="ja" style:country-asian="JP" style:font-weight-asian="bold" style:font-size-complex="9pt" style:font-weight-complex="bold"/>
    </style:style>
    <style:style style:name="P78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9f67b" fo:background-color="transparent" style:font-size-asian="9pt" style:language-asian="ja" style:country-asian="JP" style:font-weight-asian="bold" style:font-size-complex="9pt" style:font-weight-complex="bold"/>
    </style:style>
    <style:style style:name="T1" style:family="text">
      <style:text-properties officeooo:rsid="003458d4"/>
    </style:style>
    <style:style style:name="T2" style:family="text">
      <style:text-properties officeooo:rsid="0035032d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officeooo:rsid="0051d528" style:font-size-asian="7pt" style:font-size-complex="7pt"/>
    </style:style>
    <style:style style:name="T5" style:family="text">
      <style:text-properties fo:font-size="7pt" officeooo:rsid="00402d4b" style:font-size-asian="7pt" style:font-size-complex="7pt"/>
    </style:style>
    <style:style style:name="T6" style:family="text">
      <style:text-properties fo:font-size="7pt" officeooo:rsid="004c81aa" style:font-size-asian="7pt" style:font-size-complex="7pt"/>
    </style:style>
    <style:style style:name="T7" style:family="text">
      <style:text-properties fo:font-size="7pt" officeooo:rsid="0062d528" style:font-size-asian="7pt" style:font-size-complex="7pt"/>
    </style:style>
    <style:style style:name="T8" style:family="text">
      <style:text-properties fo:font-size="7pt" officeooo:rsid="0072e1d2" style:font-size-asian="7pt" style:font-size-complex="7pt"/>
    </style:style>
    <style:style style:name="T9" style:family="text">
      <style:text-properties fo:font-size="7pt" officeooo:rsid="007ed302" style:font-size-asian="7pt" style:font-size-complex="7pt"/>
    </style:style>
    <style:style style:name="T10" style:family="text">
      <style:text-properties fo:font-size="7pt" officeooo:rsid="0050a6ac" fo:background-color="transparent" loext:char-shading-value="0" style:font-size-asian="7pt" style:font-size-complex="7pt"/>
    </style:style>
    <style:style style:name="T11" style:family="text">
      <style:text-properties fo:font-size="7pt" officeooo:rsid="004ca0f6" fo:background-color="transparent" loext:char-shading-value="0" style:font-size-asian="7pt" style:font-size-complex="7pt"/>
    </style:style>
    <style:style style:name="T12" style:family="text">
      <style:text-properties fo:font-size="7pt" officeooo:rsid="004c81aa" fo:background-color="transparent" loext:char-shading-value="0" style:font-size-asian="7pt" style:font-size-complex="7pt"/>
    </style:style>
    <style:style style:name="T13" style:family="text">
      <style:text-properties officeooo:rsid="00663aa5"/>
    </style:style>
    <style:style style:name="T14" style:family="text">
      <style:text-properties officeooo:rsid="0072e1d2"/>
    </style:style>
    <style:style style:name="T15" style:family="text">
      <style:text-properties officeooo:rsid="00790673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790673" style:font-size-asian="8pt" style:font-size-complex="8pt"/>
    </style:style>
    <style:style style:name="T18" style:family="text">
      <style:text-properties fo:font-size="8pt" officeooo:rsid="007f9bf3" style:font-size-asian="8pt" style:font-size-complex="8pt"/>
    </style:style>
    <style:style style:name="T19" style:family="text">
      <style:text-properties fo:font-size="8pt" officeooo:rsid="0062d528" style:font-size-asian="8pt" style:font-size-complex="8pt"/>
    </style:style>
    <style:style style:name="T20" style:family="text">
      <style:text-properties fo:font-size="8pt" officeooo:rsid="0051d528" style:font-size-asian="8pt" style:font-size-complex="8pt"/>
    </style:style>
    <style:style style:name="T21" style:family="text">
      <style:text-properties fo:font-size="8pt" officeooo:rsid="00402d4b" style:font-size-asian="8pt" style:font-size-complex="8pt"/>
    </style:style>
    <style:style style:name="T22" style:family="text">
      <style:text-properties fo:font-size="8pt" officeooo:rsid="004c81aa" style:font-size-asian="8pt" style:font-size-complex="8pt"/>
    </style:style>
    <style:style style:name="T23" style:family="text">
      <style:text-properties fo:font-size="8pt" officeooo:rsid="007ed302" style:font-size-asian="8pt" style:font-size-complex="8pt"/>
    </style:style>
    <style:style style:name="T24" style:family="text">
      <style:text-properties fo:font-size="8pt" officeooo:rsid="0072e1d2" style:font-size-asian="8pt" style:font-size-complex="8pt"/>
    </style:style>
    <style:style style:name="T25" style:family="text">
      <style:text-properties fo:font-size="8pt" officeooo:rsid="0050a6ac" fo:background-color="transparent" loext:char-shading-value="0" style:font-size-asian="8pt" style:font-size-complex="8pt"/>
    </style:style>
    <style:style style:name="T26" style:family="text">
      <style:text-properties fo:font-size="8pt" officeooo:rsid="004ca0f6" fo:background-color="transparent" loext:char-shading-value="0" style:font-size-asian="8pt" style:font-size-complex="8pt"/>
    </style:style>
    <style:style style:name="T27" style:family="text">
      <style:text-properties fo:font-size="8pt" officeooo:rsid="004c81aa" fo:background-color="transparent" loext:char-shading-value="0" style:font-size-asian="8pt" style:font-size-complex="8pt"/>
    </style:style>
    <style:style style:name="T28" style:family="text">
      <style:text-properties officeooo:rsid="007d40ac"/>
    </style:style>
    <style:style style:name="T29" style:family="text">
      <style:text-properties officeooo:rsid="007ed302"/>
    </style:style>
    <style:style style:name="T30" style:family="text">
      <style:text-properties officeooo:rsid="007f9bf3"/>
    </style:style>
    <style:style style:name="T31" style:family="text">
      <style:text-properties officeooo:rsid="0062d528"/>
    </style:style>
    <style:style style:name="T32" style:family="text">
      <style:text-properties officeooo:rsid="0051d528"/>
    </style:style>
    <style:style style:name="T33" style:family="text">
      <style:text-properties officeooo:rsid="00402d4b"/>
    </style:style>
    <style:style style:name="T34" style:family="text">
      <style:text-properties officeooo:rsid="0050a6ac" fo:background-color="transparent" loext:char-shading-value="0"/>
    </style:style>
    <style:style style:name="T35" style:family="text">
      <style:text-properties officeooo:rsid="004ca0f6" fo:background-color="transparent" loext:char-shading-value="0"/>
    </style:style>
    <style:style style:name="T36" style:family="text">
      <style:text-properties officeooo:rsid="004c81aa" fo:background-color="transparent" loext:char-shading-value="0"/>
    </style:style>
    <style:style style:name="T37" style:family="text">
      <style:text-properties officeooo:rsid="004c81aa"/>
    </style:style>
    <style:style style:name="T38" style:family="text">
      <style:text-properties style:font-name="Arial"/>
    </style:style>
    <style:style style:name="T39" style:family="text">
      <style:text-properties style:font-name="Arial" fo:font-size="8pt" style:font-size-asian="8pt" style:font-size-complex="8pt"/>
    </style:style>
    <style:style style:name="T40" style:family="text">
      <style:text-properties style:font-name="Arial" fo:font-size="8pt" officeooo:rsid="0062d528" style:font-size-asian="8pt" style:font-size-complex="8pt"/>
    </style:style>
    <style:style style:name="T41" style:family="text">
      <style:text-properties style:font-name="Arial" fo:font-size="8pt" officeooo:rsid="0051d528" style:font-size-asian="8pt" style:font-size-complex="8pt"/>
    </style:style>
    <style:style style:name="T42" style:family="text">
      <style:text-properties style:font-name="Arial" fo:font-size="8pt" officeooo:rsid="00402d4b" style:font-size-asian="8pt" style:font-size-complex="8pt"/>
    </style:style>
    <style:style style:name="T43" style:family="text">
      <style:text-properties style:font-name="Arial" fo:font-size="8pt" officeooo:rsid="004c81aa" style:font-size-asian="8pt" style:font-size-complex="8pt"/>
    </style:style>
    <style:style style:name="T44" style:family="text">
      <style:text-properties style:font-name="Arial" fo:font-size="8pt" officeooo:rsid="007ed302" style:font-size-asian="8pt" style:font-size-complex="8pt"/>
    </style:style>
    <style:style style:name="T45" style:family="text">
      <style:text-properties style:font-name="Arial" fo:font-size="8pt" officeooo:rsid="007f9bf3" style:font-size-asian="8pt" style:font-size-complex="8pt"/>
    </style:style>
    <style:style style:name="T46" style:family="text">
      <style:text-properties style:font-name="Arial" fo:font-size="8pt" officeooo:rsid="0072e1d2" style:font-size-asian="8pt" style:font-size-complex="8pt"/>
    </style:style>
    <style:style style:name="T47" style:family="text">
      <style:text-properties style:font-name="Arial" fo:font-size="8pt" officeooo:rsid="0050a6ac" fo:background-color="transparent" loext:char-shading-value="0" style:font-size-asian="8pt" style:font-size-complex="8pt"/>
    </style:style>
    <style:style style:name="T48" style:family="text">
      <style:text-properties style:font-name="Arial" fo:font-size="8pt" officeooo:rsid="004ca0f6" fo:background-color="transparent" loext:char-shading-value="0" style:font-size-asian="8pt" style:font-size-complex="8pt"/>
    </style:style>
    <style:style style:name="T49" style:family="text">
      <style:text-properties style:font-name="Arial" fo:font-size="8pt" officeooo:rsid="004c81aa" fo:background-color="transparent" loext:char-shading-value="0" style:font-size-asian="8pt" style:font-size-complex="8pt"/>
    </style:style>
    <style:style style:name="T50" style:family="text">
      <style:text-properties style:font-name="Arial" officeooo:rsid="0062d528"/>
    </style:style>
    <style:style style:name="T51" style:family="text">
      <style:text-properties style:font-name="Arial" officeooo:rsid="0051d528"/>
    </style:style>
    <style:style style:name="T52" style:family="text">
      <style:text-properties style:font-name="Arial" officeooo:rsid="00402d4b"/>
    </style:style>
    <style:style style:name="T53" style:family="text">
      <style:text-properties style:font-name="Arial" officeooo:rsid="0050a6ac" fo:background-color="transparent" loext:char-shading-value="0"/>
    </style:style>
    <style:style style:name="T54" style:family="text">
      <style:text-properties style:font-name="Arial" officeooo:rsid="004ca0f6" fo:background-color="transparent" loext:char-shading-value="0"/>
    </style:style>
    <style:style style:name="T55" style:family="text">
      <style:text-properties style:font-name="Arial" officeooo:rsid="004c81aa" fo:background-color="transparent" loext:char-shading-value="0"/>
    </style:style>
    <style:style style:name="T56" style:family="text">
      <style:text-properties style:font-name="Arial" officeooo:rsid="004c81aa"/>
    </style:style>
    <style:style style:name="T57" style:family="text">
      <style:text-properties style:font-name="Arial" officeooo:rsid="007ed302"/>
    </style:style>
    <style:style style:name="T58" style:family="text">
      <style:text-properties style:font-name="Arial" officeooo:rsid="007f9bf3"/>
    </style:style>
    <style:style style:name="T59" style:family="text">
      <style:text-properties style:font-name="Arial" officeooo:rsid="0072e1d2"/>
    </style:style>
    <style:style style:name="T60" style:family="text">
      <style:text-properties style:font-name="Arial" fo:font-size="9pt" style:font-size-asian="9pt" style:font-size-complex="9pt"/>
    </style:style>
    <style:style style:name="T61" style:family="text">
      <style:text-properties style:font-name="Arial" fo:font-size="9pt" officeooo:rsid="0062d528" style:font-size-asian="9pt" style:font-size-complex="9pt"/>
    </style:style>
    <style:style style:name="T62" style:family="text">
      <style:text-properties style:font-name="Arial" fo:font-size="9pt" officeooo:rsid="0051d528" style:font-size-asian="9pt" style:font-size-complex="9pt"/>
    </style:style>
    <style:style style:name="T63" style:family="text">
      <style:text-properties style:font-name="Arial" fo:font-size="9pt" officeooo:rsid="00402d4b" style:font-size-asian="9pt" style:font-size-complex="9pt"/>
    </style:style>
    <style:style style:name="T64" style:family="text">
      <style:text-properties style:font-name="Arial" fo:font-size="9pt" officeooo:rsid="004c81aa" style:font-size-asian="9pt" style:font-size-complex="9pt"/>
    </style:style>
    <style:style style:name="T65" style:family="text">
      <style:text-properties style:font-name="Arial" fo:font-size="9pt" officeooo:rsid="007ed302" style:font-size-asian="9pt" style:font-size-complex="9pt"/>
    </style:style>
    <style:style style:name="T66" style:family="text">
      <style:text-properties style:font-name="Arial" fo:font-size="9pt" officeooo:rsid="007f9bf3" style:font-size-asian="9pt" style:font-size-complex="9pt"/>
    </style:style>
    <style:style style:name="T67" style:family="text">
      <style:text-properties style:font-name="Arial" fo:font-size="9pt" officeooo:rsid="0072e1d2" style:font-size-asian="9pt" style:font-size-complex="9pt"/>
    </style:style>
    <style:style style:name="T68" style:family="text">
      <style:text-properties style:font-name="Arial" fo:font-size="9pt" officeooo:rsid="0050a6ac" fo:background-color="transparent" loext:char-shading-value="0" style:font-size-asian="9pt" style:font-size-complex="9pt"/>
    </style:style>
    <style:style style:name="T69" style:family="text">
      <style:text-properties style:font-name="Arial" fo:font-size="9pt" officeooo:rsid="004ca0f6" fo:background-color="transparent" loext:char-shading-value="0" style:font-size-asian="9pt" style:font-size-complex="9pt"/>
    </style:style>
    <style:style style:name="T70" style:family="text">
      <style:text-properties style:font-name="Arial" fo:font-size="9pt" officeooo:rsid="004c81aa" fo:background-color="transparent" loext:char-shading-value="0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Invoice Line" text:name="py3o.nameline"/>
        <text:user-field-decl office:value-type="string" office:string-value="/for" text:name="py3o.l"/>
        <text:user-field-decl office:value-type="string" office:string-value="Line Name" text:name="py3o.l.name"/>
        <text:user-field-decl office:value-type="string" office:string-value="Line Name" text:name="py3o.line.name"/>
        <text:user-field-decl office:value-type="string" office:string-value="Model" text:name="py3o.o.product_id.name"/>
        <text:user-field-decl office:value-type="string" office:string-value="Line Product Name" text:name="py3o.line.product_id.name"/>
        <text:user-field-decl office:value-type="string" office:string-value="Product Display Name" text:name="py3o.o.produc_id.display_name"/>
        <text:user-field-decl office:value-type="string" office:string-value="Product Display Name" text:name="py3o.o.product_id.display_name"/>
        <text:user-field-decl office:value-type="string" office:string-value="Product Display Name" text:name="py3o.line.product_id.display_name"/>
        <text:user-field-decl office:value-type="string" office:string-value="Quantity" text:name="py3o.line.product_uom_qty"/>
        <text:user-field-decl office:value-type="string" office:string-value="Description" text:name="py3o.line.product_id.description_picking"/>
        <text:user-field-decl office:value-type="string" office:string-value="Description" text:name="py3o.descline"/>
        <text:user-field-decl office:value-type="string" office:string-value="Serial Number" text:name="py3o.o.serial_number"/>
        <text:user-field-decl office:value-type="string" office:string-value="Remarks" text:name="py3o.o.remarks"/>
        <text:user-field-decl office:value-type="string" office:string-value="Deadline End" text:name="py3o.o.date_planned_finished"/>
        <text:user-field-decl office:value-type="string" office:string-value="Create Date" text:name="py3o.o.create_date"/>
        <text:user-field-decl office:value-type="string" office:string-value="Customer" text:name="py3o.o.partner_id.name"/>
        <text:user-field-decl office:value-type="string" office:string-value="Short Description" text:name="py3o.line.product_id.short_desc"/>
        <text:user-field-decl office:value-type="string" office:string-value="Customer" text:name="py3o.o.partner_id.display_name"/>
      </text:user-field-decls>
      <text:p text:style-name="P9"><text:a xlink:type="simple" xlink:href="py3o://for=%22o%20in%20objects%22" text:style-name="Internet_20_link" text:visited-style-name="Visited_20_Internet_20_Link"><text:span text:style-name="T61">for="o in objects"</text:span></text:a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row>
          <table:table-cell table:style-name="表1.A1" table:number-rows-spanned="3" office:value-type="string">
            <text:p text:style-name="P52"><text:user-field-get text:name="py3o.o.serial_number">Serial Number</text:user-field-get></text:p>
          </table:table-cell>
          <table:table-cell table:style-name="表1.B1" office:value-type="string">
            <text:p text:style-name="P54">Model</text:p>
          </table:table-cell>
          <table:table-cell table:style-name="表1.C1" office:value-type="string">
            <text:p text:style-name="P62"><text:user-field-get text:name="py3o.o.product_id.name">Model</text:user-field-get></text:p>
          </table:table-cell>
          <table:table-cell table:style-name="表1.D1" office:value-type="string">
            <text:p text:style-name="P54">MO Creation</text:p>
          </table:table-cell>
          <table:table-cell table:style-name="表1.E1" office:value-type="string">
            <text:p text:style-name="P62"><text:user-field-get text:name="py3o.o.create_date">Create Date</text:user-field-get></text:p>
          </table:table-cell>
        </table:table-row>
        <table:table-row>
          <table:covered-table-cell/>
          <table:table-cell table:style-name="表1.B2" office:value-type="string">
            <text:p text:style-name="P54">Customer</text:p>
          </table:table-cell>
          <table:table-cell table:style-name="表1.C2" office:value-type="string">
            <text:p text:style-name="P55"><text:user-field-get text:name="py3o.o.partner_id.display_name">Customer</text:user-field-get></text:p>
          </table:table-cell>
          <table:table-cell table:style-name="表1.D2" office:value-type="string">
            <text:p text:style-name="P54">Deadline End</text:p>
          </table:table-cell>
          <table:table-cell table:style-name="表1.E2" office:value-type="string">
            <text:p text:style-name="P62"><text:user-field-get text:name="py3o.o.date_planned_finished">Deadline End</text:user-field-get></text:p>
          </table:table-cell>
        </table:table-row>
        <table:table-row>
          <table:covered-table-cell/>
          <table:table-cell table:style-name="表1.B3" office:value-type="string">
            <text:p text:style-name="P54">Special Instruction</text:p>
          </table:table-cell>
          <table:table-cell table:style-name="表1.C3" table:number-columns-spanned="3" office:value-type="string">
            <text:p text:style-name="P53"><text:user-field-get text:name="py3o.o.remarks">Remarks</text:user-field-get></text:p>
          </table:table-cell>
          <table:covered-table-cell/>
          <table:covered-table-cell/>
        </table:table-row>
      </table:table>
      <text:p text:style-name="P67"/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table:number-columns-spanned="3" office:value-type="string">
            <text:p text:style-name="P28">Body</text:p>
          </table:table-cell>
          <table:covered-table-cell/>
          <table:covered-table-cell/>
        </table:table-row>
        <table:table-row>
          <table:table-cell table:style-name="表3.A2" table:number-columns-spanned="2" office:value-type="string">
            <text:p text:style-name="P1"><text:a xlink:type="simple" xlink:href="py3o://for=%22line%20in%20o.move_raw_ids.filtered(lambda%20x:%20x.product_id.part_categ%20==%20'body'%20and%20x.product_id.hide_specsheet%20==%20False)%22" text:style-name="Internet_20_link" text:visited-style-name="Visited_20_Internet_20_Link"><text:span text:style-name="T62">for="line in o.move_raw_ids.filtered(lambda x: x.product_id.part_categ == 'body' and x.product_id.hide_specsheet == False)"</text:span></text:a></text:p>
          </table:table-cell>
          <table:covered-table-cell/>
          <table:table-cell table:style-name="表3.C2" office:value-type="string">
            <text:p text:style-name="P62"/>
          </table:table-cell>
        </table:table-row>
        <table:table-row>
          <table:table-cell table:style-name="表3.A3" table:number-columns-spanned="2" office:value-type="string">
            <text:p text:style-name="P67"><text:user-field-get text:name="py3o.line.product_id.display_name">Product Display Name</text:user-field-get></text:p>
          </table:table-cell>
          <table:covered-table-cell/>
          <table:table-cell table:style-name="表3.C3" office:value-type="string">
            <text:p text:style-name="P33"><text:user-field-get text:name="py3o.line.product_uom_qty">Quantity</text:user-field-get></text:p>
          </table:table-cell>
        </table:table-row>
        <table:table-row table:style-name="表3.4">
          <table:table-cell table:style-name="表3.A4" table:number-columns-spanned="2" office:value-type="string">
            <text:p text:style-name="P1"><text:a xlink:type="simple" xlink:href="py3o:///for" text:style-name="Internet_20_link" text:visited-style-name="Visited_20_Internet_20_Link"><text:span text:style-name="T60">/for</text:span></text:a></text:p>
          </table:table-cell>
          <table:covered-table-cell/>
          <table:table-cell table:style-name="表3.C4" office:value-type="string">
            <text:p text:style-name="P62"/>
          </table:table-cell>
        </table:table-row>
        <table:table-row table:style-name="表3.5">
          <table:table-cell table:style-name="表3.A5" office:value-type="string">
            <text:p text:style-name="P56">Memo</text:p>
          </table:table-cell>
          <table:table-cell table:style-name="表3.B5" table:number-columns-spanned="2" office:value-type="string">
            <text:p text:style-name="P62"/>
          </table:table-cell>
          <table:covered-table-cell/>
        </table:table-row>
      </table:table>
      <text:p text:style-name="P73"/>
      <text:p text:style-name="P74">Paint Operation</text:p>
      <table:table table:name="表2" table:style-name="表2">
        <table:table-column table:style-name="表2.A" table:number-columns-repeated="5"/>
        <table:table-column table:style-name="表2.F"/>
        <table:table-row table:style-name="表2.1">
          <table:table-cell table:style-name="表2.A1" office:value-type="string">
            <text:p text:style-name="P38">Paint <text:span text:style-name="T1">By</text:span></text:p>
          </table:table-cell>
          <table:table-cell table:style-name="表2.B1" office:value-type="string">
            <text:p text:style-name="P39"/>
          </table:table-cell>
          <table:table-cell table:style-name="表2.A1" office:value-type="string">
            <text:p text:style-name="P40">Start, Ship Date</text:p>
          </table:table-cell>
          <table:table-cell table:style-name="表2.D1" office:value-type="string">
            <text:p text:style-name="P32"/>
          </table:table-cell>
          <table:table-cell table:style-name="表2.E1" office:value-type="string">
            <text:p text:style-name="P40">Reorder Operation N<text:span text:style-name="T13">o.</text:span></text:p>
          </table:table-cell>
          <table:table-cell table:style-name="表2.F1" office:value-type="string">
            <text:p text:style-name="P32"/>
          </table:table-cell>
        </table:table-row>
        <table:table-row table:style-name="表2.1">
          <table:table-cell table:style-name="表2.A2" office:value-type="string">
            <text:p text:style-name="P40">Paint Operation N<text:span text:style-name="T13">o.</text:span></text:p>
          </table:table-cell>
          <table:table-cell table:style-name="表2.B2" office:value-type="string">
            <text:p text:style-name="P39"/>
          </table:table-cell>
          <table:table-cell table:style-name="表2.C2" office:value-type="string">
            <text:p text:style-name="P41">Finish, Receive Date</text:p>
          </table:table-cell>
          <table:table-cell table:style-name="表2.D2" office:value-type="string">
            <text:p text:style-name="P32"/>
          </table:table-cell>
          <table:table-cell table:style-name="表2.E2" office:value-type="string">
            <text:p text:style-name="P40">Reorder Date</text:p>
          </table:table-cell>
          <table:table-cell table:style-name="表2.F2" office:value-type="string">
            <text:p text:style-name="P32"/>
          </table:table-cell>
        </table:table-row>
      </table:table>
      <text:p text:style-name="P72"/>
      <text:p text:style-name="P75"><text:span text:style-name="T2">Neck</text:span> Operation</text:p>
      <table:table table:name="表5" table:style-name="表5">
        <table:table-column table:style-name="表5.A" table:number-columns-repeated="5"/>
        <table:table-column table:style-name="表5.F"/>
        <table:table-row table:style-name="表5.1">
          <table:table-cell table:style-name="表5.A1" office:value-type="string">
            <text:p text:style-name="P42">Neck in Stock</text:p>
          </table:table-cell>
          <table:table-cell table:style-name="表5.B1" office:value-type="string">
            <text:p text:style-name="P45">YES <text:s text:c="2"/>/ <text:s text:c="2"/>NO</text:p>
          </table:table-cell>
          <table:table-cell table:style-name="表5.A1" office:value-type="string">
            <text:p text:style-name="P46">Order Date</text:p>
          </table:table-cell>
          <table:table-cell table:style-name="表5.D1" office:value-type="string">
            <text:p text:style-name="P34"/>
          </table:table-cell>
          <table:table-cell table:style-name="表5.E1" office:value-type="string">
            <text:p text:style-name="P46">Reorder Operation <text:span text:style-name="T13">No.</text:span></text:p>
          </table:table-cell>
          <table:table-cell table:style-name="表5.F1" office:value-type="string">
            <text:p text:style-name="P34"/>
          </table:table-cell>
        </table:table-row>
        <table:table-row table:style-name="表5.1">
          <table:table-cell table:style-name="表5.A2" office:value-type="string">
            <text:p text:style-name="P43">Neck Operation No.</text:p>
          </table:table-cell>
          <table:table-cell table:style-name="表5.B2" office:value-type="string">
            <text:p text:style-name="P42"/>
          </table:table-cell>
          <table:table-cell table:style-name="表5.C2" office:value-type="string">
            <text:p text:style-name="P47">In Stock Date</text:p>
          </table:table-cell>
          <table:table-cell table:style-name="表5.D2" office:value-type="string">
            <text:p text:style-name="P34"/>
          </table:table-cell>
          <table:table-cell table:style-name="表5.E2" office:value-type="string">
            <text:p text:style-name="P46">Reorder Date</text:p>
          </table:table-cell>
          <table:table-cell table:style-name="表5.F2" office:value-type="string">
            <text:p text:style-name="P34"/>
          </table:table-cell>
        </table:table-row>
      </table:table>
      <text:p text:style-name="P68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row>
          <table:table-cell table:style-name="表8.A1" table:number-columns-spanned="4" office:value-type="string">
            <text:p text:style-name="P29">Neck</text:p>
          </table:table-cell>
          <table:covered-table-cell/>
          <table:covered-table-cell/>
          <table:covered-table-cell/>
        </table:table-row>
        <table:table-row>
          <table:table-cell table:style-name="表8.A2" table:number-columns-spanned="2" office:value-type="string">
            <text:p text:style-name="P5"><text:a xlink:type="simple" xlink:href="py3o://for=%22line%20in%20o.move_raw_ids.filtered(lambda%20x:%20x.product_id.part_categ%20==%20'neck'%20and%20x.product_id.hide_specsheet%20==%20False)%22" text:style-name="Internet_20_link" text:visited-style-name="Visited_20_Internet_20_Link"><text:span text:style-name="T63">for="line in o.move_raw_ids.filtered(lambda x: x.product_id.part_categ == 'neck' and x.product_id.hide_specsheet == False)"</text:span></text:a></text:p>
          </table:table-cell>
          <table:covered-table-cell/>
          <table:table-cell table:style-name="表8.C2" office:value-type="string">
            <text:p text:style-name="P63"/>
          </table:table-cell>
          <table:table-cell table:style-name="表8.D2" office:value-type="string">
            <text:p text:style-name="P63"/>
          </table:table-cell>
        </table:table-row>
        <table:table-row>
          <table:table-cell table:style-name="表8.A3" table:number-columns-spanned="2" office:value-type="string">
            <text:p text:style-name="P68"><text:user-field-get text:name="py3o.line.product_id.display_name">Product Display Name</text:user-field-get></text:p>
          </table:table-cell>
          <table:covered-table-cell/>
          <table:table-cell table:style-name="表8.C3" office:value-type="string">
            <text:p text:style-name="P35"><text:user-field-get text:name="py3o.line.product_uom_qty">Quantity</text:user-field-get></text:p>
          </table:table-cell>
          <table:table-cell table:style-name="表8.D3" office:value-type="string">
            <text:p text:style-name="P11"><text:a xlink:type="simple" xlink:href="py3o://if=%22line.product_id.description_picking%22" text:style-name="Internet_20_link" text:visited-style-name="Visited_20_Internet_20_Link"><text:span text:style-name="T68">if="line.product_id.description_picking"</text:span></text:a></text:p>
            <text:p text:style-name="P11"><text:a xlink:type="simple" xlink:href="py3o://for=%22descline%20in%20line.product_id.description_picking.split('%5Cn')%22" text:style-name="Internet_20_link" text:visited-style-name="Visited_20_Internet_20_Link"><text:span text:style-name="T69">for="descline in line.product_id.description_picking.split('\n')"</text:span></text:a></text:p>
            <text:p text:style-name="P48"><text:user-field-get text:name="py3o.descline">Description</text:user-field-get></text:p>
            <text:p text:style-name="P11"><text:a xlink:type="simple" xlink:href="py3o:///for" text:style-name="Internet_20_link" text:visited-style-name="Visited_20_Internet_20_Link"><text:span text:style-name="T64">/for</text:span></text:a></text:p>
            <text:p text:style-name="P11"><text:a xlink:type="simple" xlink:href="py3o:///if" text:style-name="Internet_20_link" text:visited-style-name="Visited_20_Internet_20_Link"><text:span text:style-name="T70">/if</text:span></text:a></text:p>
          </table:table-cell>
        </table:table-row>
        <table:table-row table:style-name="表8.4">
          <table:table-cell table:style-name="表8.A4" table:number-columns-spanned="2" office:value-type="string">
            <text:p text:style-name="P5"><text:a xlink:type="simple" xlink:href="py3o:///for" text:style-name="Internet_20_link" text:visited-style-name="Visited_20_Internet_20_Link"><text:span text:style-name="T60">/for</text:span></text:a></text:p>
          </table:table-cell>
          <table:covered-table-cell/>
          <table:table-cell table:style-name="表8.C4" office:value-type="string">
            <text:p text:style-name="P63"/>
          </table:table-cell>
          <table:table-cell table:style-name="表8.D4" office:value-type="string">
            <text:p text:style-name="P63"/>
          </table:table-cell>
        </table:table-row>
        <table:table-row table:style-name="表8.5">
          <table:table-cell table:style-name="表8.A5" office:value-type="string">
            <text:p text:style-name="P57">Memo</text:p>
          </table:table-cell>
          <table:table-cell table:style-name="表8.B5" table:number-columns-spanned="3" office:value-type="string">
            <text:p text:style-name="P63"/>
          </table:table-cell>
          <table:covered-table-cell/>
          <table:covered-table-cell/>
        </table:table-row>
      </table:table>
      <text:p text:style-name="P76"/>
      <text:p text:style-name="P77">PLEK Operation</text:p>
      <table:table table:name="表9" table:style-name="表9">
        <table:table-column table:style-name="表9.A" table:number-columns-repeated="5"/>
        <table:table-column table:style-name="表9.F"/>
        <table:table-row table:style-name="表9.1">
          <table:table-cell table:style-name="表9.A1" office:value-type="string">
            <text:p text:style-name="P42">PLEK By</text:p>
          </table:table-cell>
          <table:table-cell table:style-name="表9.B1" office:value-type="string">
            <text:p text:style-name="P34"/>
          </table:table-cell>
          <table:table-cell table:style-name="表9.A1" office:value-type="string">
            <text:p text:style-name="P42">PLEK Operation <text:span text:style-name="T13">No.</text:span></text:p>
          </table:table-cell>
          <table:table-cell table:style-name="表9.D1" office:value-type="string">
            <text:p text:style-name="P34"/>
          </table:table-cell>
          <table:table-cell table:style-name="表9.E1" office:value-type="string">
            <text:p text:style-name="P44">Fret Treated By</text:p>
          </table:table-cell>
          <table:table-cell table:style-name="表9.F1" office:value-type="string">
            <text:p text:style-name="P34"/>
          </table:table-cell>
        </table:table-row>
      </table:table>
      <text:p text:style-name="P78"/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table:number-columns-spanned="3" office:value-type="string">
            <text:p text:style-name="P30"><text:span text:style-name="T29">Pickguard</text:span></text:p>
          </table:table-cell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66"><text:a xlink:type="simple" xlink:href="py3o://for=%22line%20in%20o.move_raw_ids.filtered(lambda%20x:%20x.product_id.part_categ%20==%20'pickguard'%20and%20x.product_id.hide_specsheet%20==%20False)%22" text:style-name="Internet_20_link" text:visited-style-name="Visited_20_Internet_20_Link"><text:span text:style-name="T65">for="line in o.move_raw_ids.filtered(lambda x: x.product_id.part_categ == 'pickguard' and x.product_id.hide_specsheet == False)"</text:span></text:a></text:p>
          </table:table-cell>
          <table:covered-table-cell/>
          <table:table-cell table:style-name="表6.C2" office:value-type="string">
            <text:p text:style-name="P64"/>
          </table:table-cell>
        </table:table-row>
        <table:table-row>
          <table:table-cell table:style-name="表6.A3" table:number-columns-spanned="2" office:value-type="string">
            <text:p text:style-name="P69"><text:user-field-get text:name="py3o.line.product_id.display_name">Product Display Name</text:user-field-get></text:p>
          </table:table-cell>
          <table:covered-table-cell/>
          <table:table-cell table:style-name="表6.C3" office:value-type="string">
            <text:p text:style-name="P36"><text:user-field-get text:name="py3o.line.product_uom_qty">Quantity</text:user-field-get></text:p>
          </table:table-cell>
        </table:table-row>
        <table:table-row table:style-name="表6.4">
          <table:table-cell table:style-name="表6.A4" table:number-columns-spanned="2" office:value-type="string">
            <text:p text:style-name="P66"><text:a xlink:type="simple" xlink:href="py3o:///for" text:style-name="Internet_20_link" text:visited-style-name="Visited_20_Internet_20_Link"><text:span text:style-name="T60">/for</text:span></text:a></text:p>
          </table:table-cell>
          <table:covered-table-cell/>
          <table:table-cell table:style-name="表6.C4" office:value-type="string">
            <text:p text:style-name="P64"/>
          </table:table-cell>
        </table:table-row>
        <table:table-row table:style-name="表6.5">
          <table:table-cell table:style-name="表6.A5" office:value-type="string">
            <text:p text:style-name="P58">Memo</text:p>
          </table:table-cell>
          <table:table-cell table:style-name="表6.B5" table:number-columns-spanned="2" office:value-type="string">
            <text:p text:style-name="P64"/>
          </table:table-cell>
          <table:covered-table-cell/>
        </table:table-row>
      </table:table>
      <text:p text:style-name="P24"/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columns-spanned="3" office:value-type="string">
            <text:p text:style-name="P31">Parts</text:p>
          </table:table-cell>
          <table:covered-table-cell/>
          <table:covered-table-cell/>
        </table:table-row>
        <table:table-row>
          <table:table-cell table:style-name="表7.A2" table:number-columns-spanned="2" office:value-type="string">
            <text:p text:style-name="P4"><text:a xlink:type="simple" xlink:href="py3o://for=%22line%20in%20o.move_raw_ids.filtered(lambda%20x:%20x.product_id.part_categ%20==%20'parts'%20and%20x.product_id.hide_specsheet%20==%20False)%22" text:style-name="Internet_20_link" text:visited-style-name="Visited_20_Internet_20_Link"><text:span text:style-name="T62">for="line in o.move_raw_ids.filtered(lambda x: x.product_id.part_categ == 'parts' and x.product_id.hide_specsheet == False)"</text:span></text:a></text:p>
          </table:table-cell>
          <table:covered-table-cell/>
          <table:table-cell table:style-name="表7.C2" office:value-type="string">
            <text:p text:style-name="P65"/>
          </table:table-cell>
        </table:table-row>
        <table:table-row>
          <table:table-cell table:style-name="表7.A3" table:number-columns-spanned="2" office:value-type="string">
            <text:p text:style-name="P70"><text:user-field-get text:name="py3o.line.product_id.display_name">Product Display Name</text:user-field-get></text:p>
          </table:table-cell>
          <table:covered-table-cell/>
          <table:table-cell table:style-name="表7.C3" office:value-type="string">
            <text:p text:style-name="P37"><text:user-field-get text:name="py3o.line.product_uom_qty">Quantity</text:user-field-get></text:p>
          </table:table-cell>
        </table:table-row>
        <table:table-row table:style-name="表7.4">
          <table:table-cell table:style-name="表7.A4" table:number-columns-spanned="2" office:value-type="string">
            <text:p text:style-name="P4"><text:a xlink:type="simple" xlink:href="py3o:///for" text:style-name="Internet_20_link" text:visited-style-name="Visited_20_Internet_20_Link"><text:span text:style-name="T60">/for</text:span></text:a></text:p>
          </table:table-cell>
          <table:covered-table-cell/>
          <table:table-cell table:style-name="表7.C4" office:value-type="string">
            <text:p text:style-name="P65"/>
          </table:table-cell>
        </table:table-row>
        <table:table-row table:style-name="表7.5">
          <table:table-cell table:style-name="表7.A5" office:value-type="string">
            <text:p text:style-name="P59">Memo</text:p>
          </table:table-cell>
          <table:table-cell table:style-name="表7.B5" table:number-columns-spanned="2" office:value-type="string">
            <text:p text:style-name="P65"/>
          </table:table-cell>
          <table:covered-table-cell/>
        </table:table-row>
      </table:table>
      <text:p text:style-name="P25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able:table table:name="表12" table:style-name="表12">
              <table:table-column table:style-name="表12.A" table:number-columns-repeated="8"/>
              <table:table-row>
                <table:table-cell table:style-name="表12.A1" office:value-type="string">
                  <text:p text:style-name="P49">Body</text:p>
                </table:table-cell>
                <table:table-cell table:style-name="表12.A1" office:value-type="string">
                  <text:p text:style-name="P49">Paint</text:p>
                </table:table-cell>
                <table:table-cell table:style-name="表12.A1" office:value-type="string">
                  <text:p text:style-name="P49">Neck</text:p>
                </table:table-cell>
                <table:table-cell table:style-name="表12.A1" office:value-type="string">
                  <text:p text:style-name="P49">PLE<text:span text:style-name="T28">K</text:span></text:p>
                </table:table-cell>
                <table:table-cell table:style-name="表12.A1" office:value-type="string">
                  <text:p text:style-name="P49">Pickguard</text:p>
                </table:table-cell>
                <table:table-cell table:style-name="表12.A1" office:value-type="string">
                  <text:p text:style-name="P49">Assembly</text:p>
                </table:table-cell>
                <table:table-cell table:style-name="表12.A1" office:value-type="string">
                  <text:p text:style-name="P49">Set Up</text:p>
                </table:table-cell>
                <table:table-cell table:style-name="表12.H1" office:value-type="string">
                  <text:p text:style-name="P49">Final Check</text:p>
                </table:table-cell>
              </table:table-row>
              <table:table-row table:style-name="表12.2">
                <table:table-cell table:style-name="表12.G2" office:value-type="string">
                  <text:p text:style-name="P61"/>
                </table:table-cell>
                <table:table-cell table:style-name="表12.G2" office:value-type="string">
                  <text:p text:style-name="P61"/>
                </table:table-cell>
                <table:table-cell table:style-name="表12.G2" office:value-type="string">
                  <text:p text:style-name="P61"/>
                </table:table-cell>
                <table:table-cell table:style-name="表12.G2" office:value-type="string">
                  <text:p text:style-name="P61"/>
                </table:table-cell>
                <table:table-cell table:style-name="表12.G2" office:value-type="string">
                  <text:p text:style-name="P61"/>
                </table:table-cell>
                <table:table-cell table:style-name="表12.G2" office:value-type="string">
                  <text:p text:style-name="P61"/>
                </table:table-cell>
                <table:table-cell table:style-name="表12.G2" office:value-type="string">
                  <text:p text:style-name="P61"/>
                </table:table-cell>
                <table:table-cell table:style-name="表12.H2" office:value-type="string">
                  <text:p text:style-name="P61"/>
                </table:table-cell>
              </table:table-row>
            </table:table>
            <text:p text:style-name="P61"/>
          </table:table-cell>
          <table:table-cell table:style-name="表11.A1" office:value-type="string">
            <table:table table:name="表13" table:style-name="表13">
              <table:table-column table:style-name="表13.A"/>
              <table:table-row>
                <table:table-cell table:style-name="表13.A1" office:value-type="string">
                  <text:p text:style-name="P60"><text:span text:style-name="T15">Pickguard</text:span>: <text:user-field-get text:name="py3o.o.serial_number">Serial Number</text:user-field-get></text:p>
                </table:table-cell>
              </table:table-row>
              <table:table-row>
                <table:table-cell table:style-name="表13.A3" office:value-type="string">
                  <text:p text:style-name="P51"><text:a xlink:type="simple" xlink:href="py3o://for=%22line%20in%20o.move_raw_ids.filtered(lambda%20x:%20x.product_id.short_desc%20!=%20False)%22" text:style-name="Internet_20_link" text:visited-style-name="Visited_20_Internet_20_Link"><text:span text:style-name="T66">for="line in o.move_raw_ids.filtered(lambda x: x.product_id.short_desc != False)"</text:span></text:a></text:p>
                </table:table-cell>
              </table:table-row>
              <table:table-row>
                <table:table-cell table:style-name="表13.A3" office:value-type="string">
                  <text:p text:style-name="P71"><text:user-field-get text:name="py3o.line.product_id.short_desc">Short Description</text:user-field-get></text:p>
                </table:table-cell>
              </table:table-row>
              <table:table-row>
                <table:table-cell table:style-name="表13.A4" office:value-type="string">
                  <text:p text:style-name="P51"><text:a xlink:type="simple" xlink:href="py3o:///for" text:style-name="Internet_20_link" text:visited-style-name="Visited_20_Internet_20_Link"><text:span text:style-name="T67">/for</text:span></text:a></text:p>
                </table:table-cell>
              </table:table-row>
            </table:table>
            <text:p text:style-name="P61"/>
          </table:table-cell>
        </table:table-row>
      </table:table>
      <text:p text:style-name="P8"><text:a xlink:type="simple" xlink:href="py3o:///for" text:style-name="Internet_20_link" text:visited-style-name="Visited_20_Internet_20_Link"><text:span text:style-name="T6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background-color="transparent" text:number-lines="false" text:line-number="0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cm" fo:margin-bottom="0.4cm" fo:margin-left="0.801cm" fo:margin-right="0.80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1:41:54.328264533</meta:creation-date>
    <meta:generator>LibreOffice/6.1.5.2$Windows_X86_64 LibreOffice_project/90f8dcf33c87b3705e78202e3df5142b201bd805</meta:generator>
    <dc:date>2019-04-27T13:10:06.054000000</dc:date>
    <meta:editing-duration>P2DT2H2M13S</meta:editing-duration>
    <meta:editing-cycles>97</meta:editing-cycles>
    <meta:document-statistic meta:table-count="11" meta:image-count="0" meta:object-count="0" meta:page-count="1" meta:paragraph-count="73" meta:word-count="172" meta:character-count="1375" meta:non-whitespace-character-count="1272"/>
  </office:meta>
</office:document-meta>
</file>